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1DBF62EFFFB3DC8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219cm, 9.73cm, 19.633cm, 8.04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4cm" svg:height="11.437cm" svg:x="0.3cm" svg:y="0.301cm">
          <draw:image xlink:href="Pictures/10000000000005E8000007E01DBF62EFFFB3DC8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07:26:18.419856933</dc:date>
    <meta:editing-duration>PT2M52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